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8cm" fo:margin-left="-0.469cm" table:align="left"/>
    </style:style>
    <style:style style:name="Tabela1.A" style:family="table-column">
      <style:table-column-properties style:column-width="3.874cm"/>
    </style:style>
    <style:style style:name="Tabela1.B" style:family="table-column">
      <style:table-column-properties style:column-width="3.403cm"/>
    </style:style>
    <style:style style:name="Tabela1.D" style:family="table-column">
      <style:table-column-properties style:column-width="3.401cm"/>
    </style:style>
    <style:style style:name="Tabela1.A1" style:family="table-cell">
      <style:table-cell-properties style:vertical-align="middle"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language="pl" fo:country="PL" officeooo:rsid="0020555f" officeooo:paragraph-rsid="001f756d"/>
    </style:style>
    <style:style style:name="P9" style:family="paragraph" style:parent-style-name="Standard">
      <style:text-properties fo:language="pl" fo:country="PL" officeooo:rsid="0020788d" officeooo:paragraph-rsid="0020788d"/>
    </style:style>
    <style:style style:name="P10" style:family="paragraph" style:parent-style-name="Standard">
      <style:text-properties fo:language="pl" fo:country="PL" officeooo:rsid="0020bc61" officeooo:paragraph-rsid="0020bc61"/>
    </style:style>
    <style:style style:name="P11" style:family="paragraph" style:parent-style-name="Standard">
      <style:text-properties fo:language="pl" fo:country="PL" fo:font-weight="bold" officeooo:rsid="0020bc61" officeooo:paragraph-rsid="0020bc6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0f7c2" officeooo:paragraph-rsid="0020f7c2"/>
    </style:style>
    <style:style style:name="P13" style:family="paragraph" style:parent-style-name="Table_20_Contents">
      <style:paragraph-properties fo:text-align="center" style:justify-single-word="false"/>
      <style:text-properties officeooo:rsid="0020f7c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21de8d" officeooo:paragraph-rsid="0021de8d"/>
    </style:style>
    <style:style style:name="P16" style:family="paragraph" style:parent-style-name="Table_20_Contents">
      <style:paragraph-properties fo:text-align="center" style:justify-single-word="false"/>
      <style:text-properties officeooo:rsid="002283ae" officeooo:paragraph-rsid="002283ae"/>
    </style:style>
    <style:style style:name="P17" style:family="paragraph" style:parent-style-name="Table_20_Contents">
      <style:paragraph-properties fo:text-align="center" style:justify-single-word="false"/>
      <style:text-properties officeooo:rsid="002418b8" officeooo:paragraph-rsid="002418b8"/>
    </style:style>
    <style:style style:name="P18" style:family="paragraph" style:parent-style-name="Subtitle">
      <style:text-properties style:font-name-asian="Tahoma"/>
    </style:style>
    <style:style style:name="P19" style:family="paragraph" style:parent-style-name="Title" style:master-page-name="MP0">
      <style:paragraph-properties style:page-number="auto" fo:break-before="page"/>
    </style:style>
    <style:style style:name="P20" style:family="paragraph" style:parent-style-name="Table_20_Contents">
      <style:paragraph-properties fo:text-align="center" style:justify-single-word="false"/>
      <style:text-properties officeooo:rsid="0032fa1e"/>
    </style:style>
    <style:style style:name="P21" style:family="paragraph" style:parent-style-name="Akapit_20_z_20_listą" style:list-style-name="WWNum22"/>
    <style:style style:name="P22" style:family="paragraph" style:parent-style-name="Akapit_20_z_20_listą" style:list-style-name="WWNum22">
      <style:paragraph-properties>
        <style:tab-stops>
          <style:tab-stop style:position="3.874cm"/>
        </style:tab-stops>
      </style:paragraph-properties>
      <style:text-properties style:font-name-asian="Tahoma"/>
    </style:style>
    <style:style style:name="P23" style:family="paragraph" style:parent-style-name="Akapit_20_z_20_listą" style:list-style-name="WWNum25"/>
    <style:style style:name="P24" style:family="paragraph" style:parent-style-name="Akapit_20_z_20_listą" style:list-style-name="WWNum25">
      <style:text-properties officeooo:rsid="0030834d" officeooo:paragraph-rsid="0030834d"/>
    </style:style>
    <style:style style:name="P25" style:family="paragraph" style:parent-style-name="Contents_20_Heading" style:list-style-name="WWNum23"/>
    <style:style style:name="P26" style:family="paragraph" style:parent-style-name="Heading_20_1">
      <style:text-properties officeooo:paragraph-rsid="001f756d"/>
    </style:style>
    <style:style style:name="P27" style:family="paragraph" style:parent-style-name="Heading_20_2">
      <style:text-properties officeooo:paragraph-rsid="001f756d"/>
    </style:style>
    <style:style style:name="P28" style:family="paragraph" style:parent-style-name="Heading_20_3">
      <style:text-properties officeooo:paragraph-rsid="001f756d"/>
    </style:style>
    <style:style style:name="P29" style:family="paragraph" style:parent-style-name="Standard">
      <style:text-properties fo:language="pl" fo:country="PL" fo:font-weight="normal" officeooo:rsid="0020bc61" officeooo:paragraph-rsid="0020bc61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language="pl" fo:country="PL" fo:font-weight="normal" officeooo:rsid="0021c577" officeooo:paragraph-rsid="0025b019" style:font-weight-asian="normal" style:font-weight-complex="normal"/>
    </style:style>
    <style:style style:name="P31" style:family="paragraph" style:parent-style-name="Standard">
      <style:text-properties fo:language="pl" fo:country="PL" officeooo:paragraph-rsid="001f756d"/>
    </style:style>
    <style:style style:name="P32" style:family="paragraph" style:parent-style-name="Standard" style:list-style-name="L1">
      <style:text-properties fo:language="pl" fo:country="PL" officeooo:paragraph-rsid="002bae38"/>
    </style:style>
    <style:style style:name="P33" style:family="paragraph" style:parent-style-name="Standard" style:list-style-name="L1">
      <style:text-properties fo:language="pl" fo:country="PL" officeooo:rsid="002bae38" officeooo:paragraph-rsid="002bae38"/>
    </style:style>
    <style:style style:name="P34" style:family="paragraph" style:parent-style-name="Standard" style:list-style-name="L1">
      <style:text-properties fo:language="pl" fo:country="PL" officeooo:rsid="00307d6c" officeooo:paragraph-rsid="00307d6c"/>
    </style:style>
    <style:style style:name="P35" style:family="paragraph" style:parent-style-name="Standard" style:list-style-name="L1">
      <style:text-properties officeooo:paragraph-rsid="002bae3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language-asian="pl" style:country-asian="PL" style:font-size-complex="11pt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1f756d"/>
    </style:style>
    <style:style style:name="T6" style:family="text">
      <style:text-properties fo:language="pl" fo:country="PL" officeooo:rsid="00307d6c"/>
    </style:style>
    <style:style style:name="T7" style:family="text">
      <style:text-properties fo:language="pl" fo:country="PL" officeooo:rsid="0032e5e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f7c2" style:font-weight-asian="normal" style:font-weight-complex="normal"/>
    </style:style>
    <style:style style:name="T10" style:family="text">
      <style:text-properties officeooo:rsid="0021de8d"/>
    </style:style>
    <style:style style:name="T11" style:family="text">
      <style:text-properties officeooo:rsid="0030bf60"/>
    </style:style>
    <style:style style:name="T12" style:family="text">
      <style:text-properties officeooo:rsid="0030ec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okumentacja projektu zaliczeniowego</text:p>
      <text:p text:style-name="P18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 i Jakub Kamiński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277903487" text:style-name="WWNum23">
        <text:list-item text:start-value="1">
          <text:p text:style-name="P25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3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2670255651" text:style-name="WWNum22">
        <text:list-item>
          <text:list>
            <text:list-item>
              <text:p text:style-name="P21">Zarządzania projektem – Jira, Trello, itp.</text:p>
            </text:list-item>
            <text:list-item>
              <text:p text:style-name="P21">Wersjonowanie kodu – sugerowany Git (hosting np. na Bitbucket lub Github), ew. SVN</text:p>
            </text:list-item>
            <text:list-item>
              <text:p text:style-name="P22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13911676581938" text:continue-numbering="true" text:style-name="WWNum22">
        <text:list-item>
          <text:p text:style-name="P21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2141456396" text:style-name="WWNum25">
        <text:list-item>
          <text:p text:style-name="P23">jeśli system na masowy rynek:</text:p>
          <text:list>
            <text:list-item>
              <text:p text:style-name="P23">Szanse:</text:p>
              <text:list>
                <text:list-item>
                  <text:p text:style-name="P24">Zwiększenie znajomości innych języków,</text:p>
                </text:list-item>
                <text:list-item>
                  <text:p text:style-name="P24">Prywatyzacja systemu nauczania,</text:p>
                </text:list-item>
              </text:list>
            </text:list-item>
            <text:list-item>
              <text:p text:style-name="P23">Zagrożenia:</text:p>
              <text:list>
                <text:list-item>
                  <text:p text:style-name="P24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P26" text:outline-level="1"><text:span text:style-name="T5">5. </text:span><text:bookmark-start text:name="_Toc1976800"/><text:span text:style-name="T4">Specyfikacja wymagań</text:span><text:bookmark-end text:name="_Toc1976800"/></text:h>
      <text:h text:style-name="P27" text:outline-level="2"><text:span text:style-name="T6">5.1 </text:span><text:bookmark-start text:name="_Toc1976801"/><text:span text:style-name="T4">Charakterystyka ogólna</text:span><text:bookmark-end text:name="_Toc1976801"/></text:h>
      <text:h text:style-name="P28" text:outline-level="3"><text:span text:style-name="T6">5.1.1 </text:span><text:span text:style-name="T4">Definicja produktu</text:span></text:h>
      <text:p text:style-name="P8">Tounge, elektroniczny dziennik.</text:p>
      <text:h text:style-name="P28" text:outline-level="3"><text:span text:style-name="T6">5.1.2 </text:span><text:span text:style-name="T4">Podstawowe założenia</text:span></text:h>
      <text:p text:style-name="P9">System służy do zdalnego zarządzania szkołą językową, wpisywania ocen, przekazywania informacji o danym dniu lekcyjnym, zaznaczanie obecności. </text:p>
      <text:h text:style-name="P28" text:outline-level="3"><text:span text:style-name="T6">5.1.3 </text:span><text:span text:style-name="T4">Cel biznesowy</text:span></text:h>
      <text:p text:style-name="P9">Ułatwi<text:span text:style-name="T11">enie</text:span> dostęp<text:span text:style-name="T12">u</text:span> do informacji uczniom i nauczycielom. Zlikwidowanie papierowego dziennika. Unowocześnienie systemu edukacji.</text:p>
      <text:h text:style-name="P28" text:outline-level="3"><text:span text:style-name="T6">5.1.4 </text:span><text:span text:style-name="T4">Użytkownicy</text:span></text:h>
      <text:p text:style-name="P10"><text:span text:style-name="T2">1.</text:span>Uczeń,</text:p>
      <text:p text:style-name="P10"><text:span text:style-name="T2">2.</text:span>Nauczyciel,</text:p>
      <text:p text:style-name="P11">3.<text:span text:style-name="T8">Księgowa/</text:span><text:span text:style-name="T9">y</text:span><text:span text:style-name="T8">,</text:span></text:p>
      <text:p text:style-name="P29">4.Planista/ka</text:p>
      <text:p text:style-name="P10"/>
      <text:h text:style-name="P28" text:outline-level="3"><text:span text:style-name="T6">5.1.5 </text:span><text:bookmark-start text:name="_Ref413828438"/><text:span text:style-name="T4">Korzyści z systemu</text:span><text:bookmark-end text:name="_Ref413828438"/></text:h>
      <table:table table:name="Tabela1" table:style-name="Tabela1">
        <table:table-column table:style-name="Tabela1.A"/>
        <table:table-column table:style-name="Tabela1.B" table:number-columns-repeated="2"/>
        <table:table-column table:style-name="Tabela1.D" table:number-columns-repeated="2"/>
        <table:table-row table:style-name="TableLine1670009585264">
          <table:table-cell table:style-name="Tabela1.A1" office:value-type="string">
            <text:p text:style-name="P20">funkcja/użytkownik</text:p>
          </table:table-cell>
          <table:table-cell table:style-name="Tabela1.A1" office:value-type="string">
            <text:p text:style-name="P12">Uczeń</text:p>
          </table:table-cell>
          <table:table-cell table:style-name="Tabela1.A1" office:value-type="string">
            <text:p text:style-name="P12">Nauczyciel</text:p>
          </table:table-cell>
          <table:table-cell table:style-name="Tabela1.A1" office:value-type="string">
            <text:p text:style-name="P13">Księgowa/<text:span text:style-name="T10">y</text:span></text:p>
          </table:table-cell>
          <table:table-cell table:style-name="Tabela1.E1" office:value-type="string">
            <text:p text:style-name="P30">Planista/ka</text:p>
          </table:table-cell>
        </table:table-row>
        <table:table-row table:style-name="TableLine1670009579280">
          <table:table-cell table:style-name="Tabela1.A2" office:value-type="string">
            <text:p text:style-name="P15">Dostęp do planu lekcji</text:p>
          </table:table-cell>
          <table:table-cell table:style-name="Tabela1.A2" office:value-type="string">
            <text:p text:style-name="P15">X</text:p>
          </table:table-cell>
          <table:table-cell table:style-name="Tabela1.A2" office:value-type="string">
            <text:p text:style-name="P15">X</text:p>
          </table:table-cell>
          <table:table-cell table:style-name="Tabela1.A2" office:value-type="string">
            <text:p text:style-name="P15">X</text:p>
          </table:table-cell>
          <table:table-cell table:style-name="Tabela1.E2" office:value-type="string">
            <text:p text:style-name="P15">X</text:p>
          </table:table-cell>
        </table:table-row>
        <table:table-row table:style-name="TableLine1670009573296">
          <table:table-cell table:style-name="Tabela1.A3" office:value-type="string">
            <text:p text:style-name="P15">Wgląd do ocen</text:p>
          </table:table-cell>
          <table:table-cell table:style-name="Tabela1.A3" office:value-type="string">
            <text:p text:style-name="P15">X</text:p>
          </table:table-cell>
          <table:table-cell table:style-name="Tabela1.A3" office:value-type="string">
            <text:p text:style-name="P15">X</text:p>
          </table:table-cell>
          <table:table-cell table:style-name="Tabela1.A3" office:value-type="string">
            <text:p text:style-name="P14">-</text:p>
          </table:table-cell>
          <table:table-cell table:style-name="Tabela1.E3" office:value-type="string">
            <text:p text:style-name="P14">-</text:p>
          </table:table-cell>
        </table:table-row>
        <table:table-row table:style-name="TableLine1670009586352">
          <table:table-cell table:style-name="Tabela1.A2" office:value-type="string">
            <text:p text:style-name="P16">Edytowanie ocen</text:p>
          </table:table-cell>
          <table:table-cell table:style-name="Tabela1.A2" office:value-type="string">
            <text:p text:style-name="P14">-</text:p>
          </table:table-cell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4">-</text:p>
          </table:table-cell>
          <table:table-cell table:style-name="Tabela1.E2" office:value-type="string">
            <text:p text:style-name="P14">-</text:p>
          </table:table-cell>
        </table:table-row>
        <table:table-row table:style-name="TableLine1670009571936">
          <table:table-cell table:style-name="Tabela1.A3" office:value-type="string">
            <text:p text:style-name="P17">Edycja obecności</text:p>
          </table:table-cell>
          <table:table-cell table:style-name="Tabela1.A3" office:value-type="string">
            <text:p text:style-name="P14">-</text:p>
          </table:table-cell>
          <table:table-cell table:style-name="Tabela1.A3" office:value-type="string">
            <text:p text:style-name="P14">X</text:p>
          </table:table-cell>
          <table:table-cell table:style-name="Tabela1.A3" office:value-type="string">
            <text:p text:style-name="P14">-</text:p>
          </table:table-cell>
          <table:table-cell table:style-name="Tabela1.E3" office:value-type="string">
            <text:p text:style-name="P14">-</text:p>
          </table:table-cell>
        </table:table-row>
        <table:table-row table:style-name="TableLine1670009572208">
          <table:table-cell table:style-name="Tabela1.A2" office:value-type="string">
            <text:p text:style-name="P17">Zarządzanie planem lekcji</text:p>
          </table:table-cell>
          <table:table-cell table:style-name="Tabela1.A2" office:value-type="string">
            <text:p text:style-name="P14">-</text:p>
          </table:table-cell>
          <table:table-cell table:style-name="Tabela1.A2" office:value-type="string">
            <text:p text:style-name="P14">-</text:p>
          </table:table-cell>
          <table:table-cell table:style-name="Tabela1.A2" office:value-type="string">
            <text:p text:style-name="P14">-</text:p>
          </table:table-cell>
          <table:table-cell table:style-name="Tabela1.E2" office:value-type="string">
            <text:p text:style-name="P14">X</text:p>
          </table:table-cell>
        </table:table-row>
        <table:table-row table:style-name="TableLine1670009572480">
          <table:table-cell table:style-name="Tabela1.A3" office:value-type="string">
            <text:p text:style-name="P17">Zarządzanie finansami</text:p>
          </table:table-cell>
          <table:table-cell table:style-name="Tabela1.A3" office:value-type="string">
            <text:p text:style-name="P14">-</text:p>
          </table:table-cell>
          <table:table-cell table:style-name="Tabela1.A3" office:value-type="string">
            <text:p text:style-name="P14">-</text:p>
          </table:table-cell>
          <table:table-cell table:style-name="Tabela1.A3" office:value-type="string">
            <text:p text:style-name="P14">X</text:p>
          </table:table-cell>
          <table:table-cell table:style-name="Tabela1.E3" office:value-type="string">
            <text:p text:style-name="P14">-</text:p>
          </table:table-cell>
        </table:table-row>
      </table:table>
      <text:p text:style-name="P31"/>
      <text:h text:style-name="P28" text:outline-level="3"><text:span text:style-name="T6">5.1.6 </text:span><text:span text:style-name="T4">Ograniczenia projektowe i wdrożeniowe</text:span></text:h>
      <text:list xml:id="list2684721177" text:style-name="L1">
        <text:list-item>
          <text:p text:style-name="P35"><text:span text:style-name="T4">Przechowywanie danych osobowych zgodnie z rozporządzeniem o ochronie danych osobowych RODO, </text:span><text:span text:style-name="T7">możliwość ukrycia danych osobowych.</text:span></text:p>
        </text:list-item>
        <text:list-item>
          <text:p text:style-name="P32">Ograniczenie do systemu operacyjnego: Windows, Linux,</text:p>
        </text:list-item>
        <text:list-item>
          <text:p text:style-name="P33">Ograniczenie do przeglądarek: Chrome, Mozilla Firefox, Opera.</text:p>
        </text:list-item>
        <text:list-item>
          <text:p text:style-name="P33">Zabezpieczenia do konta: hasło oraz login, hasło generowane przez system z możliwością zmiany przez użytkownika,</text:p>
        </text:list-item>
        <text:list-item>
          <text:p text:style-name="P33">Dane użytkowników przechowywane w bazie danych na serwerze zewnętrznym,</text:p>
        </text:list-item>
        <text:list-item>
          <text:p text:style-name="P34">Komunikacja za pośrednictwem komunikatora e-mail przypisanego do konta użytkownik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name-asian="Segoe UI1" style:font-family-asian="'Segoe UI'" style:font-family-generic-asian="system" style:font-pitch-asian="variable" style:font-size-asian="14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3-20T21:36:00Z</meta:creation-date>
    <dc:date>2022-03-21T11:39:10.110000000</dc:date>
    <meta:editing-cycles>31</meta:editing-cycles>
    <meta:editing-duration>PT1H37M19S</meta:editing-duration>
    <meta:document-statistic meta:table-count="1" meta:image-count="0" meta:object-count="0" meta:page-count="6" meta:paragraph-count="122" meta:word-count="551" meta:character-count="3791" meta:non-whitespace-character-count="3362"/>
    <meta:template xlink:type="simple" xlink:actuate="onRequest" xlink:title="" xlink:href="Normal.dotm"/>
  </office:meta>
</office:document-meta>
</file>